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officeooo:rsid="0439377d" officeooo:paragraph-rsid="042a8d29"/>
    </style:style>
    <style:style style:name="P5" style:family="paragraph" style:parent-style-name="Text_20_body" style:list-style-name="L1">
      <style:text-properties officeooo:paragraph-rsid="042a8d29"/>
    </style:style>
    <style:style style:name="P6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7" style:family="paragraph" style:parent-style-name="Text_20_body" style:list-style-name="L1">
      <style:text-properties officeooo:rsid="043e3775" officeooo:paragraph-rsid="042a8d29"/>
    </style:style>
    <style:style style:name="P8" style:family="paragraph" style:parent-style-name="Text_20_body">
      <style:text-properties officeooo:rsid="0468c1d5" officeooo:paragraph-rsid="0468c1d5"/>
    </style:style>
    <style:style style:name="P9" style:family="paragraph" style:parent-style-name="Text_20_body">
      <style:text-properties officeooo:rsid="046a643d" officeooo:paragraph-rsid="046a643d"/>
    </style:style>
    <style:style style:name="P10" style:family="paragraph" style:parent-style-name="Heading_20_1">
      <style:text-properties officeooo:rsid="046764c1" officeooo:paragraph-rsid="046764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2f5d90" style:font-weight-asian="normal" style:font-weight-complex="normal"/>
    </style:style>
    <style:style style:name="T6" style:family="text">
      <style:text-properties fo:font-weight="normal" officeooo:rsid="0445bc16" style:font-weight-asian="normal" style:font-weight-complex="normal"/>
    </style:style>
    <style:style style:name="T7" style:family="text">
      <style:text-properties fo:font-weight="normal" officeooo:rsid="0460e6d5" style:font-weight-asian="normal" style:font-weight-complex="normal"/>
    </style:style>
    <style:style style:name="T8" style:family="text">
      <style:text-properties fo:font-weight="normal" officeooo:rsid="04663652" style:font-weight-asian="normal" style:font-weight-complex="normal"/>
    </style:style>
    <style:style style:name="T9" style:family="text">
      <style:text-properties fo:font-weight="normal" officeooo:rsid="046764c1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מטלה 5</text:span></text:h>
      <text:p text:style-name="P9"><text:span text:style-name="T1">כיתבו מערכת המאפשרת להריץ משחק איקס-עיגול בין שחקנים אוטומטיים. </text:span></text:p>
      <text:p text:style-name="P9"><text:span text:style-name="T1">כיתבו שחקן אוטומטי שישחק במערכת זו.</text:span></text:p>
      <text:p text:style-name="P8"><text:span text:style-name="T1">[המשך יבוא]</text:span></text:p>
      <text:p text:style-name="P4"><text:span text:style-name="T10">דגשים</text:span><text:span text:style-name="T1">: </text:span></text:p>
      <text:list xml:id="list6166827375978873402" text:style-name="L1">
        <text:list-item>
          <text:p text:style-name="P5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6">מותר להשתמש בתכונות מתקדמות של שפת ++C גם אם עדיין לא נלמדו בהרצאות.</text:p>
        </text:list-item>
        <text:list-item>
          <text:p text:style-name="P7"><text:span text:style-name="T1">מותר להשתמש בקוד מהאינטרנט, אולם</text:span><text:span text:style-name="T7">: (א)</text:span><text:span text:style-name="T1"> יש לציין בבירור את המקור</text:span><text:span text:style-name="T7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6T18:47:43.331743014</dc:date>
    <meta:editing-duration>P7DT22H53M12S</meta:editing-duration>
    <meta:editing-cycles>1028</meta:editing-cycles>
    <meta:document-statistic meta:table-count="0" meta:image-count="0" meta:object-count="0" meta:page-count="1" meta:paragraph-count="10" meta:word-count="86" meta:character-count="453" meta:non-whitespace-character-count="378"/>
  </office:meta>
</office:document-meta>
</file>